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>
        <table:shapes>
          <draw:frame draw:z-index="0" draw:style-name="gr1" svg:width="16.012cm" svg:height="9.009cm" svg:x="20.758cm" svg:y="22.736cm">
            <draw:object draw:notify-on-update-of-ranges="Foglio1.A75:Foglio1.A75 Foglio1.B75:Foglio1.H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ERROR</text:p>
          </table:table-cell>
          <table:table-cell table:number-columns-repeated="7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461">
            <text:p>31,46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.7739">
            <text:p>36,7739</text:p>
          </table:table-cell>
          <table:table-cell office:value-type="float" office:value="2.33362">
            <text:p>2,3336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.05032">
            <text:p>3,05032</text:p>
          </table:table-cell>
          <table:table-cell office:value-type="float" office:value="32.6619">
            <text:p>32,661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8.6645">
            <text:p>28,6645</text:p>
          </table:table-cell>
          <table:table-cell office:value-type="float" office:value="3.26658">
            <text:p>3,26658</text:p>
          </table:table-cell>
          <table:table-cell office:value-type="float" office:value="3.35566">
            <text:p>3,35566</text:p>
          </table:table-cell>
          <table:table-cell office:value-type="float" office:value="11.3941">
            <text:p>11,3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5.2566">
            <text:p>55,2566</text:p>
          </table:table-cell>
          <table:table-cell office:value-type="float" office:value="3.47137">
            <text:p>3,47137</text:p>
          </table:table-cell>
          <table:table-cell office:value-type="float" office:value="3.68559">
            <text:p>3,6855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.9362">
            <text:p>32,9362</text:p>
          </table:table-cell>
          <table:table-cell office:value-type="float" office:value="3.47137">
            <text:p>3,47137</text:p>
          </table:table-cell>
          <table:table-cell office:value-type="float" office:value="30">
            <text:p>30</text:p>
          </table:table-cell>
          <table:table-cell office:value-type="float" office:value="23.573">
            <text:p>23,5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.19">
            <text:p>10,1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0912">
            <text:p>3,309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.58705">
            <text:p>6,5870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.38224">
            <text:p>6,3822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ERROR</text:p>
          </table:table-cell>
          <table:table-cell table:formula="of:=SUM([.B2:.B74])" office:value-type="float" office:value="283.32571">
            <text:p>283,32571</text:p>
          </table:table-cell>
          <table:table-cell table:formula="of:=SUM([.C2:.C74])" office:value-type="float" office:value="200.20932">
            <text:p>200,20932</text:p>
          </table:table-cell>
          <table:table-cell table:formula="of:=SUM([.D2:.D74])" office:value-type="float" office:value="178.32647">
            <text:p>178,32647</text:p>
          </table:table-cell>
          <table:table-cell table:formula="of:=SUM([.E2:.E74])" office:value-type="float" office:value="169.96262">
            <text:p>169,96262</text:p>
          </table:table-cell>
          <table:table-cell table:formula="of:=SUM([.F2:.F74])" office:value-type="float" office:value="90">
            <text:p>90</text:p>
          </table:table-cell>
          <table:table-cell table:formula="of:=SUM([.G2:.G74])" office:value-type="float" office:value="120">
            <text:p>120</text:p>
          </table:table-cell>
          <table:table-cell table:formula="of:=SUM([.H2:.H74])" office:value-type="float" office:value="0">
            <text:p>0</text:p>
          </table:table-cell>
        </table:table-row>
        <table:table-row table:style-name="ro3">
          <table:table-cell office:value-type="string">
            <text:p>correction</text:p>
          </table:table-cell>
          <table:table-cell table:formula="of:=COUNTIF([.B2:.B62];&quot;&lt;&gt;0&quot;)" office:value-type="float" office:value="11">
            <text:p>11</text:p>
          </table:table-cell>
          <table:table-cell table:formula="of:=COUNTIF([.C2:.C62];&quot;&lt;&gt;0&quot;)" office:value-type="float" office:value="8">
            <text:p>8</text:p>
          </table:table-cell>
          <table:table-cell table:formula="of:=COUNTIF([.D2:.D62];&quot;&lt;&gt;0&quot;)" office:value-type="float" office:value="9">
            <text:p>9</text:p>
          </table:table-cell>
          <table:table-cell table:formula="of:=COUNTIF([.E2:.E62];&quot;&lt;&gt;0&quot;)" office:value-type="float" office:value="9">
            <text:p>9</text:p>
          </table:table-cell>
          <table:table-cell table:formula="of:=COUNTIF([.F2:.F62];&quot;&lt;&gt;0&quot;)" office:value-type="float" office:value="3">
            <text:p>3</text:p>
          </table:table-cell>
          <table:table-cell table:formula="of:=COUNTIF([.G2:.G62];&quot;&lt;&gt;0&quot;)" office:value-type="float" office:value="4">
            <text:p>4</text:p>
          </table:table-cell>
          <table:table-cell table:formula="of:=COUNTIF([.H2:.H62];&quot;&lt;&gt;0&quot;)" office:value-type="float" office:value="0">
            <text:p>0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1">
          <table:table-cell office:value-type="string">
            <text:p>RESULT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rtT</text:p>
          </table:table-cell>
          <table:table-cell office:value-type="string">
            <text:p>endT</text:p>
          </table:table-cell>
          <table:table-cell/>
          <table:table-cell office:value-type="string">
            <text:p>totalT (sec)</text:p>
          </table:table-cell>
          <table:table-cell/>
          <table:table-cell office:value-type="string">
            <text:p>return</text:p>
          </table:table-cell>
          <table:table-cell/>
        </table:table-row>
        <table:table-row table:style-name="ro1">
          <table:table-cell office:value-type="string">
            <text:p>ctrl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[.D82]-[.B82] + ([.C82]*60)" office:value-type="float" office:value="496">
            <text:p>49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[.D83]-[.B83] + ([.C83]*60)" office:value-type="float" office:value="491">
            <text:p>491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formula="of:=[.D84]-[.B84] + ([.C84]*60)" office:value-type="float" office:value="582">
            <text:p>582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[.D85]-[.B85] + ([.C85]*60)" office:value-type="float" office:value="490">
            <text:p>490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table:number-columns-repeated="3" office:value-type="float" office:value="10">
            <text:p>10</text:p>
          </table:table-cell>
          <table:table-cell table:formula="of:=[.D86]-[.B86] + ([.C86]*60)" office:value-type="float" office:value="600">
            <text:p>600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ed</text:p>
          </table:table-cell>
          <table:table-cell office:value-type="string">
            <text:p>var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 [.E82:.E86])" office:value-type="float" office:value="531.8">
            <text:p>531,8</text:p>
          </table:table-cell>
          <table:table-cell table:formula="of:=STDEV([.E82:.E86])" office:value-type="float" office:value="54.4628313623153">
            <text:p>54,462831362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ear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[.D90]-[.B90] + ([.C90]*60)" office:value-type="float" office:value="455">
            <text:p>45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formula="of:=[.D91]-[.B91] + ([.C91]*60)" office:value-type="float" office:value="460">
            <text:p>460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[.D92]-[.B92] + ([.C92]*60)" office:value-type="float" office:value="444">
            <text:p>444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formula="of:=[.D93]-[.B93] + ([.C93]*60)" office:value-type="float" office:value="464">
            <text:p>464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float" office:value="7">
            <text:p>7</text:p>
          </table:table-cell>
          <table:table-cell office:value-type="float" office:value="41">
            <text:p>41</text:p>
          </table:table-cell>
          <table:table-cell table:formula="of:=[.D94]-[.B94] + ([.C94]*60)" office:value-type="float" office:value="454">
            <text:p>454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ed</text:p>
          </table:table-cell>
          <table:table-cell office:value-type="string">
            <text:p>var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90:.E94])" office:value-type="float" office:value="455.4">
            <text:p>455,4</text:p>
          </table:table-cell>
          <table:table-cell table:formula="of:=STDEV([.E90:.E94])" office:value-type="float" office:value="7.53657747256671">
            <text:p>7,5365774726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mprovement</text:p>
          </table:table-cell>
          <table:table-cell table:formula="of:=[.E88]-[.E96]" office:value-type="float" office:value="76.4">
            <text:p>76,4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4-13T09:54:52</meta:creation-date>
    <dc:date>2016-04-13T17:25:58</dc:date>
    <dc:creator>Hargalaten </dc:creator>
    <meta:editing-duration>PT7H25M9S</meta:editing-duration>
    <meta:editing-cycles>3</meta:editing-cycles>
    <meta:generator>LibreOffice/3.5$Linux_X86_64 LibreOffice_project/350m1$Build-2</meta:generator>
    <meta:document-statistic meta:table-count="3" meta:cell-count="5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line" chart:style-name="ch1">
        <chart:legend chart:legend-position="end" svg:x="13.452cm" svg:y="4.206cm" style:legend-expansion="high" chart:style-name="ch2"/>
        <chart:plot-area chart:style-name="ch3" table:cell-range-address="Foglio1.A75:Foglio1.H75" chart:data-source-has-labels="column" svg:x="0.77cm" svg:y="0.855cm" svg:width="12.042cm" svg:height="7.555cm">
          <chartooo:coordinate-region svg:x="1.577cm" svg:y="1.055cm" svg:width="11.141cm" svg:height="6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75:Foglio1.H75" chart:label-cell-address="Foglio1.A75:Foglio1.A75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ERROR</text:p>
                <draw:g>
                  <svg:desc>Foglio1.A75:Foglio1.A75</svg:desc>
                </draw:g>
              </table:table-cell>
              <table:table-cell office:value-type="float" office:value="283.32571">
                <text:p>283.32571</text:p>
                <draw:g>
                  <svg:desc>Foglio1.B75:Foglio1.H75</svg:desc>
                </draw:g>
              </table:table-cell>
              <table:table-cell office:value-type="float" office:value="200.20932">
                <text:p>200.20932</text:p>
              </table:table-cell>
              <table:table-cell office:value-type="float" office:value="178.32647">
                <text:p>178.32647</text:p>
              </table:table-cell>
              <table:table-cell office:value-type="float" office:value="169.96262">
                <text:p>169.96262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